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5"/>
        <table:table-column table:style-name="co4" table:default-cell-style-name="ce5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675" table:default-cell-style-name="Default"/>
        <table:table-row table:style-name="ro1"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ouser #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$/Unit</text:p>
          </table:table-cell>
          <table:table-cell table:style-name="ce1" office:value-type="string" calcext:value-type="string">
            <text:p>Qty #</text:p>
          </table:table-cell>
          <table:table-cell table:style-name="ce1" office:value-type="string" calcext:value-type="string">
            <text:p>Board ID #</text:p>
          </table:table-cell>
          <table:table-cell table:style-name="ce1" office:value-type="string" calcext:value-type="string">
            <text:p>Link</text:p>
          </table:table-cell>
          <table:table-cell table:style-name="ce6" table:number-columns-repeated="675"/>
        </table:table-row>
        <table:table-row table:style-name="ro1">
          <table:table-cell office:value-type="string" calcext:value-type="string">
            <text:p>ATMEGA Microcontroller</text:p>
          </table:table-cell>
          <table:table-cell table:style-name="ce3" office:value-type="string" calcext:value-type="string">
            <text:p>ATMEGA328P-AU</text:p>
          </table:table-cell>
          <table:table-cell office:value-type="string" calcext:value-type="string">
            <text:p>556-ATMEGA328P-AU</text:p>
          </table:table-cell>
          <table:table-cell office:value-type="string" calcext:value-type="string">
            <text:p>TQFP-32</text:p>
          </table:table-cell>
          <table:table-cell office:value-type="float" office:value="2.01" calcext:value-type="float">
            <text:p>2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Microchip-Technology-Atmel/ATMEGA328P-AU?qs=K8BHR703ZXiCmmgp6%2FGNmQ%3D%3D&amp;gclid=Cj0KCQjwuJz3BRDTARIsAMg-HxXhcXMeEOTAq5eD4EqmzdGb4Dqc2wOoAc30ojesg1KQjDCWooIArqEaAgfTEALw_wcB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10pF Capacitor</text:p>
          </table:table-cell>
          <table:table-cell office:value-type="string" calcext:value-type="string">
            <text:p>C0402C100K3GACAUTO</text:p>
          </table:table-cell>
          <table:table-cell office:value-type="string" calcext:value-type="string">
            <text:p>80-C0402C100K3GAUTO</text:p>
          </table:table-cell>
          <table:table-cell office:value-type="string" calcext:value-type="string">
            <text:p>0402</text:p>
          </table:table-cell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ouser.com/ProductDetail/KEMET/C0402C100K3GACAUTO?qs=jI8Gez59nxIy2Xa7vpYlfQ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8 MHz Crystal</text:p>
          </table:table-cell>
          <table:table-cell office:value-type="string" calcext:value-type="string">
            <text:p>ABM3B-8.000MHZ-10-1-U-T</text:p>
          </table:table-cell>
          <table:table-cell office:value-type="string" calcext:value-type="string">
            <text:p>815-ABM3B8MHZ101UT</text:p>
          </table:table-cell>
          <table:table-cell office:value-type="string" calcext:value-type="string">
            <text:p>5mm x 3.2mm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ABRACON/ABM3B-8000MHZ-10-1-U-T?qs=axzvp2Rdp5%252B1td01iPkwcw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47uF Capacitor</text:p>
          </table:table-cell>
          <table:table-cell table:style-name="ce3" office:value-type="string" calcext:value-type="string">
            <text:p>LMK316BC6476ML-T</text:p>
          </table:table-cell>
          <table:table-cell office:value-type="string" calcext:value-type="string">
            <text:p>963-LMK316BC6476ML-T</text:p>
          </table:table-cell>
          <table:table-cell office:value-type="string" calcext:value-type="string">
            <text:p>1206</text:p>
          </table:table-cell>
          <table:table-cell office:value-type="float" office:value="0.69" calcext:value-type="float">
            <text:p>0.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ouser.com/ProductDetail/Taiyo-Yuden/LMK316BC6476ML-T?qs=sGAEpiMZZMsh%252B1woXyUXj3%2F0vCYPokIkMKcBKb1pPOg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3.3v Voltage Regulator</text:p>
          </table:table-cell>
          <table:table-cell office:value-type="string" calcext:value-type="string">
            <text:p>MCP1799T-3302H/TT</text:p>
          </table:table-cell>
          <table:table-cell office:value-type="string" calcext:value-type="string">
            <text:p>579-CP1799T-3302H/TT</text:p>
          </table:table-cell>
          <table:table-cell office:value-type="string" calcext:value-type="string">
            <text:p>SOT-23 3-pin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Microchip-Technology/MCP1799T-3302H-TT?qs=BJlw7L4Cy78EAGTR6Iuibw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Li-ion Charge Manager</text:p>
          </table:table-cell>
          <table:table-cell office:value-type="string" calcext:value-type="string">
            <text:p>MCP73831T-2DCI/OT</text:p>
          </table:table-cell>
          <table:table-cell office:value-type="string" calcext:value-type="string">
            <text:p>579-MCP73831T-2DCIOT</text:p>
          </table:table-cell>
          <table:table-cell office:value-type="string" calcext:value-type="string">
            <text:p>SOT-23 5-pin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Microchip-Technology/MCP73831T-2DCI-OT?qs=yUQqVecv4qu38ml9qkvsJw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FM Tuner w/ RDS</text:p>
          </table:table-cell>
          <table:table-cell table:style-name="ce3" office:value-type="string" calcext:value-type="string">
            <text:p>SI4703-C19-GM</text:p>
          </table:table-cell>
          <table:table-cell office:value-type="string" calcext:value-type="string">
            <text:p>634-SI4703-C19-GM</text:p>
          </table:table-cell>
          <table:table-cell office:value-type="string" calcext:value-type="string">
            <text:p>QFN-20</text:p>
          </table:table-cell>
          <table:table-cell office:value-type="float" office:value="13.42" calcext:value-type="float">
            <text:p>13.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Silicon-Labs/SI4703-C19-GM?qs=JiL6vA75y8O1ZAxL45qs%252BQ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Headphone Jack</text:p>
          </table:table-cell>
          <table:table-cell office:value-type="string" calcext:value-type="string">
            <text:p>STX-3542-5N-G-TR</text:p>
          </table:table-cell>
          <table:table-cell office:value-type="string" calcext:value-type="string">
            <text:p>806-STX-3542-5N-G-TR</text:p>
          </table:table-cell>
          <table:table-cell office:value-type="string" calcext:value-type="string">
            <text:p>5-pin SMD</text:p>
          </table:table-cell>
          <table:table-cell office:value-type="float" office:value="1.37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Kycon/STX-3542-5N-G-TR?qs=T3oQrply3y%252BMlbvgzUJgyA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270nH Inductor</text:p>
          </table:table-cell>
          <table:table-cell office:value-type="string" calcext:value-type="string">
            <text:p>LQW18CNR27J0ZD</text:p>
          </table:table-cell>
          <table:table-cell office:value-type="string" calcext:value-type="string">
            <text:p>81-LQW18CNR27J0ZD</text:p>
          </table:table-cell>
          <table:table-cell office:value-type="string" calcext:value-type="string">
            <text:p>0603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Murata-Electronics/LQW18CNR27J0ZD?qs=rkhjVJ6%2F3EIB4yJP7gJ2Kw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22nF Capacitor</text:p>
          </table:table-cell>
          <table:table-cell office:value-type="string" calcext:value-type="string">
            <text:p>06036C223KAT2A</text:p>
          </table:table-cell>
          <table:table-cell office:value-type="string" calcext:value-type="string">
            <text:p>581-06036C223KAT2A</text:p>
          </table:table-cell>
          <table:table-cell office:value-type="string" calcext:value-type="string">
            <text:p>0603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AVX/06036C223KAT2A?qs=CBV5Vjfsyl4ZAEL7EUhrTQ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100pF Capacitor</text:p>
          </table:table-cell>
          <table:table-cell office:value-type="string" calcext:value-type="string">
            <text:p>1206YA101JAT2A</text:p>
          </table:table-cell>
          <table:table-cell office:value-type="string" calcext:value-type="string">
            <text:p>581-1206YA101JAT2A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0.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AVX/1206YA101JAT2A?qs=fQh0hIfMrQY5lE5OZEf4wA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USB-C Port</text:p>
          </table:table-cell>
          <table:table-cell office:value-type="string" calcext:value-type="string">
            <text:p>UJC-HP-3-SMT-TR</text:p>
          </table:table-cell>
          <table:table-cell office:value-type="string" calcext:value-type="string">
            <text:p>490-UJC-HP-3-SMT-TR</text:p>
          </table:table-cell>
          <table:table-cell office:value-type="string" calcext:value-type="string">
            <text:p>6-pin SMD</text:p>
          </table:table-cell>
          <table:table-cell office:value-type="string" calcext:value-type="string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CUI-Devices/UJC-HP-3-SMT-TR?qs=vmHwEFxEFR%252BLRSV%252Bufrn1g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5.1k Pull-Down Resistor</text:p>
          </table:table-cell>
          <table:table-cell office:value-type="string" calcext:value-type="string">
            <text:p>CRCW06035K10KKEATR</text:p>
          </table:table-cell>
          <table:table-cell office:value-type="string" calcext:value-type="string">
            <text:p>71-CRCW06035K10KKEAT 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$0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<text:a xlink:href="https://www.mouser.com/ProductDetail/Vishay-Dale/CRCW06035K10KKEATR?qs=V3IlGBufnyVplw9ReaVc8A%3D%3D" xlink:type="simple">Mouser</text:a></text:p>
          </table:table-cell>
          <table:table-cell table:style-name="ce2"/>
          <table:table-cell table:number-columns-repeated="674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Default"/>
          <table:table-cell table:number-columns-repeated="675"/>
        </table:table-row>
        <table:table-row table:style-name="ro1" table:number-rows-repeated="1048560">
          <table:table-cell table:number-columns-repeated="683"/>
        </table:table-row>
        <table:table-row table:style-name="ro1">
          <table:table-cell table:number-columns-repeated="68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08:37:58.5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16T09:38:21.446000000</meta:creation-date>
    <dc:date>2021-04-05T08:38:40.187000000</dc:date>
    <meta:editing-duration>P1DT3H31M44S</meta:editing-duration>
    <meta:editing-cycles>5</meta:editing-cycles>
    <meta:generator>LibreOffice/7.0.0.3$Windows_X86_64 LibreOffice_project/8061b3e9204bef6b321a21033174034a5e2ea88e</meta:generator>
    <meta:document-statistic meta:table-count="1" meta:cell-count="100" meta:object-count="0"/>
  </office:meta>
</office:document-meta>
</file>